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erif1" svg:font-family="'Liberation Serif'"/>
    <style:font-face style:name="Lohit Devanagari1" svg:font-family="'Lohit Devanagari'"/>
    <style:font-face style:name="Courier New" svg:font-family="'Courier New'" style:font-family-generic="modern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lases" style:family="table">
      <style:table-properties style:width="17cm" table:align="margins"/>
    </style:style>
    <style:style style:name="Clases.A" style:family="table-column">
      <style:table-column-properties style:column-width="8.5cm" style:rel-column-width="32767*"/>
    </style:style>
    <style:style style:name="Clases.B" style:family="table-column">
      <style:table-column-properties style:column-width="8.5cm" style:rel-column-width="32768*"/>
    </style:style>
    <style:style style:name="Clases.A1" style:family="table-cell">
      <style:table-cell-properties fo:padding="0.097cm" fo:border-left="0.05pt solid #000000" fo:border-right="none" fo:border-top="0.05pt solid #000000" fo:border-bottom="0.05pt solid #000000"/>
    </style:style>
    <style:style style:name="Clases.B1" style:family="table-cell">
      <style:table-cell-properties fo:padding="0.097cm" fo:border="0.05pt solid #000000"/>
    </style:style>
    <style:style style:name="Clases.A2" style:family="table-cell">
      <style:table-cell-properties fo:padding="0.097cm" fo:border-left="0.05pt solid #000000" fo:border-right="none" fo:border-top="none" fo:border-bottom="0.05pt solid #000000"/>
    </style:style>
    <style:style style:name="Clas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AlgoritmosOrdenamiento" style:family="table">
      <style:table-properties style:width="17cm" table:align="margins"/>
    </style:style>
    <style:style style:name="AlgoritmosOrdenamiento.A" style:family="table-column">
      <style:table-column-properties style:column-width="4.249cm" style:rel-column-width="16383*"/>
    </style:style>
    <style:style style:name="AlgoritmosOrdenamiento.D" style:family="table-column">
      <style:table-column-properties style:column-width="4.251cm" style:rel-column-width="16386*"/>
    </style:style>
    <style:style style:name="AlgoritmosOrdenami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AlgoritmosOrdenamiento.D1" style:family="table-cell">
      <style:table-cell-properties fo:padding="0.097cm" fo:border="0.05pt solid #000000"/>
    </style:style>
    <style:style style:name="AlgoritmosOrdenamiento.A2" style:family="table-cell">
      <style:table-cell-properties fo:padding="0.097cm" fo:border-left="0.05pt solid #000000" fo:border-right="none" fo:border-top="none" fo:border-bottom="0.05pt solid #000000"/>
    </style:style>
    <style:style style:name="AlgoritmosOrdenamiento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1696" officeooo:paragraph-rsid="00051696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51696" officeooo:paragraph-rsid="0005169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5e3bb" officeooo:paragraph-rsid="0005e3bb"/>
    </style:style>
    <style:style style:name="P4" style:family="paragraph" style:parent-style-name="Standard">
      <style:paragraph-properties fo:text-align="start" style:justify-single-word="false"/>
      <style:text-properties officeooo:rsid="001127dd" officeooo:paragraph-rsid="0005e3bb"/>
    </style:style>
    <style:style style:name="P5" style:family="paragraph" style:parent-style-name="Standard">
      <style:paragraph-properties fo:text-align="start" style:justify-single-word="false"/>
      <style:text-properties officeooo:rsid="0014642c" officeooo:paragraph-rsid="0005e3bb"/>
    </style:style>
    <style:style style:name="P6" style:family="paragraph" style:parent-style-name="Standard">
      <style:paragraph-properties fo:text-align="start" style:justify-single-word="false"/>
      <style:text-properties fo:color="#ce181e" fo:font-size="14pt" style:text-underline-style="solid" style:text-underline-width="auto" style:text-underline-color="font-color" fo:font-weight="bold" officeooo:rsid="0014642c" officeooo:paragraph-rsid="0005e3b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fo:font-size="14pt" style:text-underline-style="solid" style:text-underline-width="auto" style:text-underline-color="font-color" fo:font-weight="bold" officeooo:rsid="0016960e" officeooo:paragraph-rsid="0005e3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fo:font-size="14pt" style:text-underline-style="solid" style:text-underline-width="auto" style:text-underline-color="font-color" fo:font-weight="bold" officeooo:rsid="001d2b0f" officeooo:paragraph-rsid="0005e3bb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ce181e" fo:font-size="14pt" style:text-underline-style="solid" style:text-underline-width="auto" style:text-underline-color="font-color" fo:font-weight="bold" officeooo:rsid="0017aaa0" officeooo:paragraph-rsid="0005e3bb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ce181e" fo:font-size="14pt" style:text-underline-style="solid" style:text-underline-width="auto" style:text-underline-color="font-color" fo:font-weight="bold" officeooo:rsid="00185895" officeooo:paragraph-rsid="0005e3bb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ce181e" fo:font-size="14pt" style:text-underline-style="solid" style:text-underline-width="auto" style:text-underline-color="font-color" fo:font-weight="bold" officeooo:rsid="001c5d8e" officeooo:paragraph-rsid="0005e3b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e181e" fo:font-size="14pt" style:text-underline-style="solid" style:text-underline-width="auto" style:text-underline-color="font-color" fo:font-weight="bold" officeooo:rsid="002edccf" officeooo:paragraph-rsid="0009359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e181e" fo:font-size="14pt" style:text-underline-style="solid" style:text-underline-width="auto" style:text-underline-color="font-color" fo:font-weight="bold" officeooo:rsid="0022eac8" officeooo:paragraph-rsid="000b39c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e181e" fo:font-size="14pt" style:text-underline-style="solid" style:text-underline-width="auto" style:text-underline-color="font-color" fo:font-weight="bold" officeooo:rsid="00097c9b" officeooo:paragraph-rsid="000c0b39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148688" officeooo:paragraph-rsid="0005e3bb"/>
    </style:style>
    <style:style style:name="P16" style:family="paragraph" style:parent-style-name="Standard">
      <style:text-properties officeooo:rsid="0015f003" officeooo:paragraph-rsid="0005e3bb"/>
    </style:style>
    <style:style style:name="P17" style:family="paragraph" style:parent-style-name="Standard">
      <style:text-properties officeooo:rsid="0017aaa0" officeooo:paragraph-rsid="0005e3bb"/>
    </style:style>
    <style:style style:name="P18" style:family="paragraph" style:parent-style-name="Standard">
      <style:text-properties officeooo:rsid="00185895" officeooo:paragraph-rsid="0005e3bb"/>
    </style:style>
    <style:style style:name="P19" style:family="paragraph" style:parent-style-name="Standard">
      <style:text-properties officeooo:rsid="0019895c" officeooo:paragraph-rsid="0005e3bb"/>
    </style:style>
    <style:style style:name="P20" style:family="paragraph" style:parent-style-name="Standard">
      <style:text-properties fo:font-size="14pt" officeooo:rsid="001b10c1" officeooo:paragraph-rsid="0005e3bb" style:font-size-asian="14pt" style:font-size-complex="14pt"/>
    </style:style>
    <style:style style:name="P21" style:family="paragraph" style:parent-style-name="Standard">
      <style:text-properties officeooo:rsid="001b10c1" officeooo:paragraph-rsid="0005e3bb"/>
    </style:style>
    <style:style style:name="P22" style:family="paragraph" style:parent-style-name="Standard">
      <style:text-properties officeooo:rsid="001c5d8e" officeooo:paragraph-rsid="0005e3bb"/>
    </style:style>
    <style:style style:name="P23" style:family="paragraph" style:parent-style-name="Standard">
      <style:text-properties officeooo:rsid="001d2b0f" officeooo:paragraph-rsid="0005e3bb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d2b0f" officeooo:paragraph-rsid="0005e3bb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15ae9" officeooo:paragraph-rsid="000c0b39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5f799" officeooo:paragraph-rsid="000c0b39" style:font-weight-asian="bold" style:font-weight-complex="bold"/>
    </style:style>
    <style:style style:name="P27" style:family="paragraph" style:parent-style-name="Standard">
      <style:text-properties officeooo:rsid="001be7a9" officeooo:paragraph-rsid="00093597"/>
    </style:style>
    <style:style style:name="P28" style:family="paragraph" style:parent-style-name="Standard">
      <style:text-properties officeooo:rsid="001fbbd2" officeooo:paragraph-rsid="00093597"/>
    </style:style>
    <style:style style:name="P29" style:family="paragraph" style:parent-style-name="Standard">
      <style:text-properties officeooo:rsid="00220960" officeooo:paragraph-rsid="00093597"/>
    </style:style>
    <style:style style:name="P30" style:family="paragraph" style:parent-style-name="Standard">
      <style:text-properties officeooo:rsid="00235c9a" officeooo:paragraph-rsid="00093597"/>
    </style:style>
    <style:style style:name="P31" style:family="paragraph" style:parent-style-name="Standard">
      <style:text-properties officeooo:rsid="00251adc" officeooo:paragraph-rsid="00093597"/>
    </style:style>
    <style:style style:name="P32" style:family="paragraph" style:parent-style-name="Standard">
      <style:text-properties officeooo:rsid="002559a6" officeooo:paragraph-rsid="00093597"/>
    </style:style>
    <style:style style:name="P33" style:family="paragraph" style:parent-style-name="Standard">
      <style:text-properties officeooo:rsid="0027fc42" officeooo:paragraph-rsid="00093597"/>
    </style:style>
    <style:style style:name="P34" style:family="paragraph" style:parent-style-name="Standard">
      <style:text-properties officeooo:rsid="0029cd30" officeooo:paragraph-rsid="00093597"/>
    </style:style>
    <style:style style:name="P35" style:family="paragraph" style:parent-style-name="Standard">
      <style:text-properties officeooo:rsid="002b86d5" officeooo:paragraph-rsid="00093597"/>
    </style:style>
    <style:style style:name="P36" style:family="paragraph" style:parent-style-name="Standard">
      <style:text-properties officeooo:rsid="002c23ad" officeooo:paragraph-rsid="00093597"/>
    </style:style>
    <style:style style:name="P37" style:family="paragraph" style:parent-style-name="Standard">
      <style:text-properties officeooo:rsid="002ca511" officeooo:paragraph-rsid="00093597"/>
    </style:style>
    <style:style style:name="P38" style:family="paragraph" style:parent-style-name="Standard">
      <style:text-properties officeooo:rsid="002d1148" officeooo:paragraph-rsid="00093597"/>
    </style:style>
    <style:style style:name="P39" style:family="paragraph" style:parent-style-name="Standard">
      <style:text-properties officeooo:rsid="001b4f8b" officeooo:paragraph-rsid="000b39c8"/>
    </style:style>
    <style:style style:name="P40" style:family="paragraph" style:parent-style-name="Standard">
      <style:text-properties officeooo:rsid="001cf486" officeooo:paragraph-rsid="000b39c8"/>
    </style:style>
    <style:style style:name="P41" style:family="paragraph" style:parent-style-name="Standard">
      <style:text-properties officeooo:rsid="001e1baf" officeooo:paragraph-rsid="000b39c8"/>
    </style:style>
    <style:style style:name="P42" style:family="paragraph" style:parent-style-name="Standard">
      <style:text-properties officeooo:rsid="001fe71a" officeooo:paragraph-rsid="000b39c8"/>
    </style:style>
    <style:style style:name="P43" style:family="paragraph" style:parent-style-name="Standard">
      <style:text-properties officeooo:rsid="002151c0" officeooo:paragraph-rsid="000b39c8"/>
    </style:style>
    <style:style style:name="P44" style:family="paragraph" style:parent-style-name="Standard">
      <style:text-properties officeooo:rsid="002196f3" officeooo:paragraph-rsid="000b39c8"/>
    </style:style>
    <style:style style:name="P45" style:family="paragraph" style:parent-style-name="Standard">
      <style:text-properties officeooo:rsid="00015ae9" officeooo:paragraph-rsid="000c0b39"/>
    </style:style>
    <style:style style:name="P46" style:family="paragraph" style:parent-style-name="Standard">
      <style:text-properties officeooo:rsid="000370ac" officeooo:paragraph-rsid="000c0b39"/>
    </style:style>
    <style:style style:name="P47" style:family="paragraph" style:parent-style-name="Standard">
      <style:text-properties officeooo:rsid="0005c44f" officeooo:paragraph-rsid="000c0b39"/>
    </style:style>
    <style:style style:name="P48" style:family="paragraph" style:parent-style-name="Standard">
      <style:text-properties officeooo:rsid="0005f799" officeooo:paragraph-rsid="000c0b39"/>
    </style:style>
    <style:style style:name="P49" style:family="paragraph" style:parent-style-name="Standard">
      <style:text-properties officeooo:rsid="00068c7e" officeooo:paragraph-rsid="000c0b39"/>
    </style:style>
    <style:style style:name="P50" style:family="paragraph" style:parent-style-name="Standard">
      <style:text-properties officeooo:rsid="0007ff08" officeooo:paragraph-rsid="000c0b39"/>
    </style:style>
    <style:style style:name="P51" style:family="paragraph" style:parent-style-name="Standard">
      <style:text-properties officeooo:rsid="000808e6" officeooo:paragraph-rsid="000c0b39"/>
    </style:style>
    <style:style style:name="P52" style:family="paragraph" style:parent-style-name="Standard">
      <style:text-properties officeooo:rsid="000c70f7" officeooo:paragraph-rsid="000c70f7"/>
    </style:style>
    <style:style style:name="P5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5e3bb" officeooo:paragraph-rsid="0005e3bb" style:font-size-asian="16pt" style:font-weight-asian="bold" style:font-size-complex="16pt" style:font-weight-complex="bold"/>
    </style:style>
    <style:style style:name="P54" style:family="paragraph" style:parent-style-name="Standard">
      <style:paragraph-properties fo:break-before="page"/>
      <style:text-properties style:text-underline-style="solid" style:text-underline-width="auto" style:text-underline-color="font-color" officeooo:rsid="001be7a9" officeooo:paragraph-rsid="00093597"/>
    </style:style>
    <style:style style:name="P55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officeooo:rsid="000c70f7" officeooo:paragraph-rsid="000c70f7" style:font-size-asian="16pt" style:font-weight-asian="bold" style:font-size-complex="16pt" style:font-weight-complex="bold"/>
    </style:style>
    <style:style style:name="P56" style:family="paragraph" style:parent-style-name="Standard">
      <style:paragraph-properties fo:break-before="page"/>
      <style:text-properties officeooo:rsid="00198b23" officeooo:paragraph-rsid="000b39c8"/>
    </style:style>
    <style:style style:name="P57" style:family="paragraph" style:parent-style-name="Standard">
      <style:paragraph-properties fo:break-before="page"/>
      <style:text-properties officeooo:rsid="00015ae9" officeooo:paragraph-rsid="000c0b39"/>
    </style:style>
    <style:style style:name="P58" style:family="paragraph" style:parent-style-name="Table_20_Contents">
      <style:paragraph-properties fo:text-align="start" style:justify-single-word="false"/>
      <style:text-properties officeooo:rsid="00051696" officeooo:paragraph-rsid="00051696"/>
    </style:style>
    <style:style style:name="P5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051696" officeooo:paragraph-rsid="00051696"/>
    </style:style>
    <style:style style:name="P60" style:family="paragraph" style:parent-style-name="Table_20_Contents">
      <style:paragraph-properties fo:text-align="start" style:justify-single-word="false"/>
      <style:text-properties officeooo:rsid="000779b0" officeooo:paragraph-rsid="000779b0"/>
    </style:style>
    <style:style style:name="P61" style:family="paragraph" style:parent-style-name="Table_20_Contents">
      <style:text-properties officeooo:rsid="002176ac" officeooo:paragraph-rsid="00093597"/>
    </style:style>
    <style:style style:name="P62" style:family="paragraph" style:parent-style-name="Table_20_Contents">
      <style:text-properties officeooo:paragraph-rsid="00093597"/>
    </style:style>
    <style:style style:name="P63" style:family="paragraph" style:parent-style-name="Table_20_Contents">
      <style:paragraph-properties fo:text-align="start" style:justify-single-word="false"/>
      <style:text-properties officeooo:rsid="00093597" officeooo:paragraph-rsid="00093597"/>
    </style:style>
    <style:style style:name="P64" style:family="paragraph" style:parent-style-name="Table_20_Contents">
      <style:paragraph-properties fo:text-align="start" style:justify-single-word="false"/>
      <style:text-properties officeooo:rsid="000b39c8" officeooo:paragraph-rsid="000b39c8"/>
    </style:style>
    <style:style style:name="P65" style:family="paragraph" style:parent-style-name="Table_20_Contents">
      <style:paragraph-properties fo:text-align="start" style:justify-single-word="false"/>
      <style:text-properties officeooo:rsid="000bdade" officeooo:paragraph-rsid="000bdade"/>
    </style:style>
    <style:style style:name="P66" style:family="paragraph" style:parent-style-name="Table_20_Contents">
      <style:paragraph-properties fo:text-align="start" style:justify-single-word="false"/>
      <style:text-properties officeooo:rsid="000bdade" officeooo:paragraph-rsid="0012bb46"/>
    </style:style>
    <style:style style:name="P67" style:family="paragraph" style:parent-style-name="Table_20_Contents">
      <style:paragraph-properties fo:text-align="start" style:justify-single-word="false"/>
      <style:text-properties officeooo:rsid="000c0b39" officeooo:paragraph-rsid="000c0b39"/>
    </style:style>
    <style:style style:name="P68" style:family="paragraph" style:parent-style-name="Table_20_Contents">
      <style:paragraph-properties fo:text-align="start" style:justify-single-word="false"/>
      <style:text-properties officeooo:rsid="000c0b39" officeooo:paragraph-rsid="0012bb46"/>
    </style:style>
    <style:style style:name="P69" style:family="paragraph" style:parent-style-name="Table_20_Contents">
      <style:text-properties officeooo:rsid="000c70f7" officeooo:paragraph-rsid="000c70f7"/>
    </style:style>
    <style:style style:name="P70" style:family="paragraph" style:parent-style-name="Table_20_Contents">
      <style:text-properties officeooo:rsid="000cfe34" officeooo:paragraph-rsid="000cfe34"/>
    </style:style>
    <style:style style:name="P71" style:family="paragraph" style:parent-style-name="Table_20_Contents">
      <style:text-properties officeooo:rsid="000e8ad1" officeooo:paragraph-rsid="000e8ad1"/>
    </style:style>
    <style:style style:name="P72" style:family="paragraph" style:parent-style-name="Table_20_Contents">
      <style:text-properties officeooo:rsid="001040fb" officeooo:paragraph-rsid="001040fb"/>
    </style:style>
    <style:style style:name="P73" style:family="paragraph" style:parent-style-name="Table_20_Contents">
      <style:paragraph-properties fo:text-align="start" style:justify-single-word="false"/>
      <style:text-properties officeooo:rsid="001136de" officeooo:paragraph-rsid="001136de"/>
    </style:style>
    <style:style style:name="P74" style:family="paragraph" style:parent-style-name="Table_20_Contents">
      <style:paragraph-properties fo:text-align="start" style:justify-single-word="false"/>
      <style:text-properties officeooo:rsid="0014c5b4" officeooo:paragraph-rsid="0014c5b4"/>
    </style:style>
    <style:style style:name="P75" style:family="paragraph" style:parent-style-name="Table_20_Contents">
      <style:paragraph-properties fo:text-align="start" style:justify-single-word="false"/>
      <style:text-properties officeooo:rsid="00154a2b" officeooo:paragraph-rsid="00154a2b"/>
    </style:style>
    <style:style style:name="P76" style:family="paragraph" style:parent-style-name="Table_20_Contents">
      <style:paragraph-properties fo:text-align="start" style:justify-single-word="false"/>
      <style:text-properties officeooo:rsid="00164708" officeooo:paragraph-rsid="00164708"/>
    </style:style>
    <style:style style:name="P77" style:family="paragraph" style:parent-style-name="Table_20_Contents">
      <style:paragraph-properties fo:text-align="start" style:justify-single-word="false"/>
      <style:text-properties officeooo:rsid="00166017" officeooo:paragraph-rsid="00166017"/>
    </style:style>
    <style:style style:name="P78" style:family="paragraph" style:parent-style-name="Table_20_Contents">
      <style:text-properties officeooo:rsid="001676fb" officeooo:paragraph-rsid="001676fb"/>
    </style:style>
    <style:style style:name="P7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font-name="Liberation Serif1" fo:font-size="12pt" fo:font-style="normal" style:text-underline-style="solid" style:text-underline-width="auto" style:text-underline-color="font-color" fo:font-weight="bold" fo:background-color="transparent"/>
    </style:style>
    <style:style style:name="P8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8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8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6pt" fo:font-style="normal" style:text-underline-style="solid" style:text-underline-width="auto" style:text-underline-color="font-color" fo:font-weight="bold" style:text-blinking="false" fo:background-color="transparent" style:font-size-asian="16pt" style:font-weight-asian="bold" style:font-size-complex="16pt" style:font-weight-complex="bold"/>
    </style:style>
    <style:style style:name="P8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4" style:family="paragraph" style:parent-style-name="Text_20_body">
      <style:paragraph-properties fo:margin-top="0cm" fo:margin-bottom="0cm" loext:contextual-spacing="false" fo:line-height="120%" style:writing-mode="lr-tb"/>
    </style:style>
    <style:style style:name="P85" style:family="paragraph" style:parent-style-name="Text_20_body">
      <style:paragraph-properties fo:margin-top="0cm" fo:margin-bottom="0cm" loext:contextual-spacing="false" fo:line-height="120%" fo:break-before="page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86" style:family="paragraph" style:parent-style-name="Text_20_body">
      <style:paragraph-properties fo:margin-top="0cm" fo:margin-bottom="0cm" loext:contextual-spacing="false" fo:line-height="120%" fo:break-before="page" style:writing-mode="lr-tb"/>
      <style:text-properties fo:font-variant="normal" fo:text-transform="none" fo:color="#000000" style:text-line-through-style="none" style:text-line-through-type="none" style:font-name="Liberation Serif1" fo:font-size="16pt" fo:font-style="normal" style:text-underline-style="solid" style:text-underline-width="auto" style:text-underline-color="font-color" fo:font-weight="bold" style:text-blinking="false" fo:background-color="transparent" style:font-size-asian="16pt" style:font-weight-asian="bold" style:font-size-complex="16pt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fo:font-size="12pt" style:text-underline-style="solid" style:text-underline-width="auto" style:text-underline-color="font-color" fo:font-weight="normal" officeooo:rsid="001676fb" officeooo:paragraph-rsid="001676fb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fo:font-variant="normal" fo:text-transform="none" fo:color="#000000" style:font-name="Liberation Serif1" fo:font-size="16pt" fo:font-style="normal" style:text-underline-style="solid" style:text-underline-width="auto" style:text-underline-color="font-color" fo:font-weight="bold" officeooo:rsid="0007ff08" officeooo:paragraph-rsid="001040fb" fo:background-color="transparent" style:font-size-asian="16pt" style:font-weight-asian="normal" style:font-size-complex="16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officeooo:rsid="0005e3bb" officeooo:paragraph-rsid="0005e3bb"/>
    </style:style>
    <style:style style:name="P90" style:family="paragraph" style:parent-style-name="Standard" style:list-style-name="L1">
      <style:paragraph-properties fo:text-align="start" style:justify-single-word="false"/>
      <style:text-properties officeooo:rsid="001127dd" officeooo:paragraph-rsid="0005e3bb"/>
    </style:style>
    <style:style style:name="P91" style:family="paragraph" style:parent-style-name="Standard" style:list-style-name="L2">
      <style:text-properties officeooo:rsid="001d2b0f" officeooo:paragraph-rsid="0005e3bb"/>
    </style:style>
    <style:style style:name="P92" style:family="paragraph" style:parent-style-name="Standard" style:list-style-name="L3">
      <style:text-properties officeooo:rsid="001be7a9" officeooo:paragraph-rsid="00093597"/>
    </style:style>
    <style:style style:name="P93" style:family="paragraph" style:parent-style-name="Standard" style:list-style-name="L4">
      <style:text-properties officeooo:rsid="00235c9a" officeooo:paragraph-rsid="00093597"/>
    </style:style>
    <style:style style:name="P94" style:family="paragraph" style:parent-style-name="Standard" style:list-style-name="L5">
      <style:text-properties officeooo:rsid="0004f2c7" officeooo:paragraph-rsid="000c0b39"/>
    </style:style>
    <style:style style:name="P95" style:family="paragraph" style:parent-style-name="Standard" style:list-style-name="L5">
      <style:text-properties style:text-underline-style="none" officeooo:rsid="0004f2c7" officeooo:paragraph-rsid="000c0b39"/>
    </style:style>
    <style:style style:name="P96" style:family="paragraph" style:parent-style-name="Standard" style:list-style-name="L5">
      <style:text-properties officeooo:rsid="0005c44f" officeooo:paragraph-rsid="000c0b39"/>
    </style:style>
    <style:style style:name="P97" style:family="paragraph" style:parent-style-name="Standard" style:list-style-name="L6">
      <style:text-properties officeooo:rsid="00068c7e" officeooo:paragraph-rsid="000c0b39"/>
    </style:style>
    <style:style style:name="P98" style:family="paragraph" style:parent-style-name="Standard" style:list-style-name="WW8Num14">
      <style:text-properties style:font-name="Bell MT" fo:font-size="13pt" fo:language="es" fo:country="ES" fo:font-style="italic" style:text-underline-style="solid" style:text-underline-width="auto" style:text-underline-color="font-color" fo:font-weight="bold" officeooo:paragraph-rsid="001040fb" style:font-size-asian="13pt" style:font-style-asian="italic" style:font-weight-asian="bold" style:font-name-complex="Bell MT" style:font-size-complex="13pt"/>
    </style:style>
    <style:style style:name="P99" style:family="paragraph" style:parent-style-name="Standard" style:list-style-name="L9">
      <style:paragraph-properties fo:text-align="start" style:justify-single-word="false">
        <style:tab-stops/>
      </style:paragraph-properties>
      <style:text-properties fo:color="#000000" fo:font-size="12pt" style:text-underline-style="solid" style:text-underline-width="auto" style:text-underline-color="font-color" fo:font-weight="normal" officeooo:rsid="00184085" officeooo:paragraph-rsid="00184085" style:font-size-asian="12pt" style:font-weight-asian="normal" style:font-size-complex="12pt" style:font-weight-complex="normal"/>
    </style:style>
    <style:style style:name="P100" style:family="paragraph" style:parent-style-name="Standard" style:list-style-name="L9">
      <style:paragraph-properties fo:text-align="start" style:justify-single-word="false">
        <style:tab-stops/>
      </style:paragraph-properties>
      <style:text-properties fo:color="#000000" fo:font-size="12pt" style:text-underline-style="solid" style:text-underline-width="auto" style:text-underline-color="font-color" fo:font-weight="normal" officeooo:rsid="00192ab7" officeooo:paragraph-rsid="00192ab7" style:font-size-asian="12pt" style:font-weight-asian="normal" style:font-size-complex="12pt" style:font-weight-complex="normal"/>
    </style:style>
    <style:style style:name="P101" style:family="paragraph" style:parent-style-name="Standard" style:list-style-name="WW8Num14">
      <style:paragraph-properties fo:margin-left="2.223cm" fo:margin-right="0cm" fo:text-indent="-0.635cm" style:auto-text-indent="false">
        <style:tab-stops/>
      </style:paragraph-properties>
      <style:text-properties officeooo:paragraph-rsid="001040fb"/>
    </style:style>
    <style:style style:name="P102" style:family="paragraph" style:parent-style-name="Standard" style:list-style-name="WW8Num14">
      <style:paragraph-properties fo:margin-left="2.223cm" fo:margin-right="0cm" fo:text-align="start" style:justify-single-word="false" fo:text-indent="-0.635cm" style:auto-text-indent="false">
        <style:tab-stops/>
      </style:paragraph-properties>
      <style:text-properties fo:color="#000000" fo:font-size="14pt" style:text-underline-style="solid" style:text-underline-width="auto" style:text-underline-color="font-color" fo:font-weight="normal" officeooo:rsid="0007ff08" officeooo:paragraph-rsid="001040fb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margin-left="2.223cm" fo:margin-right="0cm" fo:text-align="start" style:justify-single-word="false" fo:text-indent="-0.635cm" style:auto-text-indent="false">
        <style:tab-stops/>
      </style:paragraph-properties>
      <style:text-properties fo:color="#000000" style:font-name="Bell MT" fo:font-size="13pt" fo:language="es" fo:country="ES" style:text-underline-style="none" fo:font-weight="normal" officeooo:rsid="0007ff08" officeooo:paragraph-rsid="001040fb" style:font-size-asian="13pt" style:font-weight-asian="normal" style:font-name-complex="Bell MT" style:font-size-complex="13pt" style:font-weight-complex="normal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erif" fo:font-size="12pt" fo:language="es" fo:country="ES" style:text-underline-style="none" fo:font-weight="normal" officeooo:rsid="001676fb" officeooo:paragraph-rsid="001676fb" style:font-size-asian="12pt" style:font-weight-asian="normal" style:font-name-complex="Bell MT" style:font-size-complex="12pt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fo:font-size="12pt" style:text-underline-style="solid" style:text-underline-width="auto" style:text-underline-color="font-color" fo:font-weight="normal" officeooo:rsid="001676fb" officeooo:paragraph-rsid="001676fb" style:font-size-asian="12pt" style:font-weight-asian="normal" style:font-size-complex="12pt" style:font-weight-complex="normal"/>
    </style:style>
    <style:style style:name="P106" style:family="paragraph" style:parent-style-name="Text_20_body" style:list-style-name="L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2a925"/>
    </style:style>
    <style:style style:name="T4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fb61d"/>
    </style:style>
    <style:style style:name="T6" style:family="text">
      <style:text-properties officeooo:rsid="001de31c"/>
    </style:style>
    <style:style style:name="T7" style:family="text">
      <style:text-properties officeooo:rsid="00235eb4"/>
    </style:style>
    <style:style style:name="T8" style:family="text">
      <style:text-properties officeooo:rsid="0026385d"/>
    </style:style>
    <style:style style:name="T9" style:family="text">
      <style:text-properties officeooo:rsid="001b4f8b"/>
    </style:style>
    <style:style style:name="T10" style:family="text">
      <style:text-properties officeooo:rsid="000328fe"/>
    </style:style>
    <style:style style:name="T11" style:family="text">
      <style:text-properties officeooo:rsid="0005c44f"/>
    </style:style>
    <style:style style:name="T12" style:family="text">
      <style:text-properties fo:color="#000000"/>
    </style:style>
    <style:style style:name="T13" style:family="text">
      <style:text-properties fo:color="#000000" fo:font-style="italic"/>
    </style:style>
    <style:style style:name="T14" style:family="text">
      <style:text-properties fo:color="#000000" style:text-position="33% 80%"/>
    </style:style>
    <style:style style:name="T15" style:family="text">
      <style:text-properties fo:color="#000000" style:text-underline-style="none"/>
    </style:style>
    <style:style style:name="T16" style:family="text">
      <style:text-properties style:font-name="Bell MT" fo:font-size="13pt" fo:language="es" fo:country="ES" style:text-underline-style="solid" style:text-underline-width="auto" style:text-underline-color="font-color" style:font-size-asian="13pt" style:font-name-complex="Bell MT" style:font-size-complex="13pt"/>
    </style:style>
    <style:style style:name="T17" style:family="text">
      <style:text-properties style:font-name="Bell MT" fo:font-size="13pt" fo:language="es" fo:country="ES" style:font-size-asian="13pt" style:font-name-complex="Bell MT" style:font-size-complex="13pt"/>
    </style:style>
    <style:style style:name="T18" style:family="text">
      <style:text-properties style:font-name="Bell MT" fo:font-size="13pt" fo:language="es" fo:country="ES" style:text-underline-style="none" style:font-size-asian="13pt" style:font-name-complex="Bell MT" style:font-size-complex="13pt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style:font-name="Liberation Serif" fo:language="es" fo:country="ES" style:text-underline-style="none" style:font-name-complex="Bell MT"/>
    </style:style>
    <style:style style:name="T22" style:family="text">
      <style:text-properties style:font-name="Liberation Serif" fo:language="es" fo:country="ES" style:text-underline-style="none" officeooo:rsid="0016c528" style:font-name-complex="Bell MT"/>
    </style:style>
    <style:style style:name="T23" style:family="text">
      <style:text-properties style:font-name="Liberation Serif" fo:language="es" fo:country="ES" fo:font-weight="bold" style:font-weight-asian="bold" style:font-name-complex="Bell MT" style:font-weight-complex="bold"/>
    </style:style>
    <style:style style:name="T24" style:family="text">
      <style:text-properties style:font-name="Liberation Serif" fo:language="es" fo:country="ES" style:font-name-complex="Bell M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ación Avanzada, indice de contenidos Reflejo</text:p>
      <text:p text:style-name="P1"/>
      <table:table table:name="Clases" table:style-name="Clases">
        <table:table-column table:style-name="Clases.A"/>
        <table:table-column table:style-name="Clases.B"/>
        <table:table-row>
          <table:table-cell table:style-name="Clases.A1" office:value-type="string">
            <text:p text:style-name="P59">Clase</text:p>
          </table:table-cell>
          <table:table-cell table:style-name="Clases.B1" office:value-type="string">
            <text:p text:style-name="P59">Contenido</text:p>
          </table:table-cell>
        </table:table-row>
        <table:table-row>
          <table:table-cell table:style-name="Clases.A2" office:value-type="string">
            <text:p text:style-name="P58">1</text:p>
          </table:table-cell>
          <table:table-cell table:style-name="Clases.B2" office:value-type="string">
            <text:p text:style-name="P58">Presentación de la materia.</text:p>
          </table:table-cell>
        </table:table-row>
        <table:table-row>
          <table:table-cell table:style-name="Clases.A2" office:value-type="string">
            <text:p text:style-name="P58">2</text:p>
          </table:table-cell>
          <table:table-cell table:style-name="Clases.B2" office:value-type="string">
            <text:p text:style-name="P58">Lotes de prueba (Practica y teoría)</text:p>
          </table:table-cell>
        </table:table-row>
        <table:table-row>
          <table:table-cell table:style-name="Clases.A2" office:value-type="string">
            <text:p text:style-name="P60">3</text:p>
          </table:table-cell>
          <table:table-cell table:style-name="Clases.B2" office:value-type="string">
            <text:p text:style-name="P60">Clase de práctica, Scanner – PrintWriter.</text:p>
          </table:table-cell>
        </table:table-row>
        <table:table-row>
          <table:table-cell table:style-name="Clases.A2" office:value-type="string">
            <text:p text:style-name="P60">4</text:p>
          </table:table-cell>
          <table:table-cell table:style-name="Clases.B2" office:value-type="string">
            <text:p text:style-name="P60">Nomenclaturas, Tipos de Datos, Equals, Hashcode, etc.</text:p>
          </table:table-cell>
        </table:table-row>
        <table:table-row>
          <table:table-cell table:style-name="Clases.A2" office:value-type="string">
            <text:p text:style-name="P63">5</text:p>
          </table:table-cell>
          <table:table-cell table:style-name="Clases.B2" office:value-type="string">
            <text:p text:style-name="P63">Ejercicios luchadores japoneses, planteo, diseño, codificación. </text:p>
          </table:table-cell>
        </table:table-row>
        <table:table-row>
          <table:table-cell table:style-name="Clases.A2" office:value-type="string">
            <text:p text:style-name="P64">6</text:p>
          </table:table-cell>
          <table:table-cell table:style-name="Clases.B2" office:value-type="string">
            <text:p text:style-name="P64">Clase abstracta, herencia, interfaz</text:p>
          </table:table-cell>
        </table:table-row>
        <table:table-row>
          <table:table-cell table:style-name="Clases.A2" office:value-type="string">
            <text:p text:style-name="P65">7</text:p>
          </table:table-cell>
          <table:table-cell table:style-name="Clases.B2" office:value-type="string">
            <text:p text:style-name="P68">TP 1 Práctico de Lote de Prueba.</text:p>
          </table:table-cell>
        </table:table-row>
        <table:table-row>
          <table:table-cell table:style-name="Clases.A2" office:value-type="string">
            <text:p text:style-name="P67">8</text:p>
          </table:table-cell>
          <table:table-cell table:style-name="Clases.B2" office:value-type="string">
            <text:p text:style-name="P66">TP Teórico, Collections y Excepciones.</text:p>
          </table:table-cell>
        </table:table-row>
        <table:table-row>
          <table:table-cell table:style-name="Clases.A2" office:value-type="string">
            <text:p text:style-name="P73">9</text:p>
          </table:table-cell>
          <table:table-cell table:style-name="Clases.B2" office:value-type="string">
            <text:p text:style-name="P74">Complejidad computacional + TP Teórico.</text:p>
          </table:table-cell>
        </table:table-row>
        <table:table-row>
          <table:table-cell table:style-name="Clases.A2" office:value-type="string">
            <text:p text:style-name="P73">10</text:p>
          </table:table-cell>
          <table:table-cell table:style-name="Clases.B2" office:value-type="string">
            <text:p text:style-name="P74">Complejidad computacional.</text:p>
          </table:table-cell>
        </table:table-row>
        <table:table-row>
          <table:table-cell table:style-name="Clases.A2" office:value-type="string">
            <text:p text:style-name="P73">11</text:p>
          </table:table-cell>
          <table:table-cell table:style-name="Clases.B2" office:value-type="string">
            <text:p text:style-name="P75">Algoritmos de ordenamiento avanzados y montículo.</text:p>
          </table:table-cell>
        </table:table-row>
        <table:table-row>
          <table:table-cell table:style-name="Clases.A2" office:value-type="string">
            <text:p text:style-name="P73">12</text:p>
          </table:table-cell>
          <table:table-cell table:style-name="Clases.B2" office:value-type="string">
            <text:p text:style-name="P75">Prolog</text:p>
          </table:table-cell>
        </table:table-row>
        <table:table-row>
          <table:table-cell table:style-name="Clases.A2" office:value-type="string">
            <text:p text:style-name="P76">13</text:p>
          </table:table-cell>
          <table:table-cell table:style-name="Clases.B2" office:value-type="string">
            <text:p text:style-name="P76">Prolog</text:p>
          </table:table-cell>
        </table:table-row>
        <table:table-row>
          <table:table-cell table:style-name="Clases.A2" office:value-type="string">
            <text:p text:style-name="P77">14</text:p>
          </table:table-cell>
          <table:table-cell table:style-name="Clases.B2" office:value-type="string">
            <text:p text:style-name="P77">Prolog</text:p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ext:soft-page-break/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  <table:table-row>
          <table:table-cell table:style-name="Clases.A2" office:value-type="string">
            <text:p text:style-name="P58"/>
          </table:table-cell>
          <table:table-cell table:style-name="Clases.B2" office:value-type="string">
            <text:p text:style-name="P58"/>
          </table:table-cell>
        </table:table-row>
      </table:table>
      <text:p text:style-name="P53">Segunda clase (Lotes de prueba):</text:p>
      <text:p text:style-name="P3"/>
      <text:list xml:id="list4104295802" text:style-name="L1">
        <text:list-item>
          <text:p text:style-name="P89"><text:span text:style-name="T1">Rol de preparador de prueba</text:span>: Tengo que mostrar las posibles salidas para una misma entrada.</text:p>
        </text:list-item>
        <text:list-item>
          <text:p text:style-name="P90"><text:span text:style-name="T1">Rol de desarrollador:</text:span> Con una entrada muestra ALGUNA de las posibles salidas, solo UNA (sí lo <text:span text:style-name="T3">especifica</text:span> el enunciado).</text:p>
        </text:list-item>
      </text:list>
      <text:p text:style-name="P4"/>
      <text:p text:style-name="P5"><text:span text:style-name="T1">Descripción del caso</text:span>: Que no describa la entrada o la salida, sino que es lo que quiero probar.</text:p>
      <text:p text:style-name="P5"/>
      <text:p text:style-name="P6">Lo importante es encontrar CASOS PARTICULARES, no casos “normales”</text:p>
      <text:p text:style-name="P6"/>
      <text:p text:style-name="P15">Hay problemas con 6 casos son suficientes, y otros que se necesitan 20 casos por ejemplo.</text:p>
      <text:p text:style-name="P15"/>
      <text:p text:style-name="P16">En el transcurso del desarrollo (es decir después de las pruebas) me puedo dar cuenta que hay algún caso mas, lo puedo agregar entonces, no importa sí estoy en el desarrollo.</text:p>
      <text:p text:style-name="P16"/>
      <text:p text:style-name="P7">Sí hay dudas, ver ese caso que hizo la duda.</text:p>
      <text:p text:style-name="P7"/>
      <text:p text:style-name="P9">El caso de prueba debe ser ATÓMICO</text:p>
      <text:p text:style-name="P17"/>
      <text:p text:style-name="P10">El Output es el ESPERADO no el que me dio por desarrollar el programar, puedo apoyarme con softwares auxiliares.</text:p>
      <text:p text:style-name="P18"/>
      <text:p text:style-name="P19">El nombre del caso de prueba debe ser el mismo que el del archivo correspondiente.</text:p>
      <text:p text:style-name="P19"/>
      <text:p text:style-name="P20"><text:span text:style-name="T4">Salida Múltiple no es lo mismo que caso de empate</text:span>.</text:p>
      <text:p text:style-name="P21"/>
      <text:p text:style-name="P11">Pueden existir problemas sin programa probador.</text:p>
      <text:p text:style-name="P22"/>
      <text:p text:style-name="P24">Tipos de salidas:</text:p>
      <text:p text:style-name="P23"/>
      <text:list xml:id="list101818305" text:style-name="L2">
        <text:list-item>
          <text:p text:style-name="P91"><text:span text:style-name="T1">Salidas Complejas</text:span>: Programa probador – Lote de prueba.</text:p>
        </text:list-item>
        <text:list-item>
          <text:p text:style-name="P91"><text:span text:style-name="T1">Salidas Múltiples</text:span>: Programa probador – Lote de prueba.</text:p>
        </text:list-item>
        <text:list-item>
          <text:p text:style-name="P91"><text:span text:style-name="T1">Salidas Simples(únicas)</text:span>: Lote de prueba.</text:p>
        </text:list-item>
        <text:list-item>
          <text:p text:style-name="P91"><text:span text:style-name="T1">Salidas no verificables</text:span>: Lote de prueba.</text:p>
        </text:list-item>
      </text:list>
      <text:p text:style-name="P23"/>
      <text:p text:style-name="P8">En salidas complejas o salidas múltiples, es mas recomendable programa probador.</text:p>
      <text:p text:style-name="P8"/>
      <text:p text:style-name="P8"/>
      <text:p text:style-name="P54">Nomenclaturas</text:p>
      <text:p text:style-name="P27"/>
      <text:list xml:id="list4292319300" text:style-name="L3">
        <text:list-item>
          <text:p text:style-name="P92">UnProyecto</text:p>
        </text:list-item>
        <text:list-item>
          <text:p text:style-name="P92">UnaClase <text:span text:style-name="T5">(Singular)</text:span></text:p>
        </text:list-item>
        <text:list-item>
          <text:p text:style-name="P92">unObjeto</text:p>
        </text:list-item>
        <text:list-item>
          <text:p text:style-name="P92">unPaquete</text:p>
        </text:list-item>
        <text:list-item>
          <text:p text:style-name="P92">UNA_CONSTANTE <text:span text:style-name="T6">(final)</text:span></text:p>
        </text:list-item>
      </text:list>
      <text:p text:style-name="P28"/>
      <text:p text:style-name="P28">Las variables se utilizan en plural cuando se tiene un array de alumnos o un conjunto de algo.</text:p>
      <text:p text:style-name="P28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62"/>
          </table:table-cell>
          <table:table-cell table:style-name="Tabla1.A1" office:value-type="string">
            <text:p text:style-name="P61">PUBLIC</text:p>
          </table:table-cell>
          <table:table-cell table:style-name="Tabla1.A1" office:value-type="string">
            <text:p text:style-name="P61">Default</text:p>
          </table:table-cell>
          <table:table-cell table:style-name="Tabla1.A1" office:value-type="string">
            <text:p text:style-name="P61">PROTECTED</text:p>
          </table:table-cell>
          <table:table-cell table:style-name="Tabla1.E1" office:value-type="string">
            <text:p text:style-name="P61">PRIVATE</text:p>
          </table:table-cell>
        </table:table-row>
        <table:table-row>
          <table:table-cell table:style-name="Tabla1.A2" office:value-type="string">
            <text:p text:style-name="P61">Misma Clase</text:p>
          </table:table-cell>
          <table:table-cell table:style-name="Tabla1.A2" office:value-type="string">
            <text:p text:style-name="P61">X</text:p>
          </table:table-cell>
          <table:table-cell table:style-name="Tabla1.A2" office:value-type="string">
            <text:p text:style-name="P61">X</text:p>
          </table:table-cell>
          <table:table-cell table:style-name="Tabla1.A2" office:value-type="string">
            <text:p text:style-name="P61">X</text:p>
          </table:table-cell>
          <table:table-cell table:style-name="Tabla1.E2" office:value-type="string">
            <text:p text:style-name="P61">X</text:p>
          </table:table-cell>
        </table:table-row>
        <table:table-row>
          <table:table-cell table:style-name="Tabla1.A2" office:value-type="string">
            <text:p text:style-name="P61">Mismo Package Sub-Clase</text:p>
          </table:table-cell>
          <table:table-cell table:style-name="Tabla1.A2" office:value-type="string">
            <text:p text:style-name="P61">X</text:p>
          </table:table-cell>
          <table:table-cell table:style-name="Tabla1.A2" office:value-type="string">
            <text:p text:style-name="P61">X</text:p>
          </table:table-cell>
          <table:table-cell table:style-name="Tabla1.A2" office:value-type="string">
            <text:p text:style-name="P61">X</text:p>
          </table:table-cell>
          <table:table-cell table:style-name="Tabla1.E2" office:value-type="string">
            <text:p text:style-name="P62"/>
          </table:table-cell>
        </table:table-row>
        <table:table-row>
          <table:table-cell table:style-name="Tabla1.A2" office:value-type="string">
            <text:p text:style-name="P61">Mismo Package Otra Clase</text:p>
          </table:table-cell>
          <table:table-cell table:style-name="Tabla1.A2" office:value-type="string">
            <text:p text:style-name="P61">X</text:p>
          </table:table-cell>
          <table:table-cell table:style-name="Tabla1.A2" office:value-type="string">
            <text:p text:style-name="P61">X</text:p>
          </table:table-cell>
          <table:table-cell table:style-name="Tabla1.A2" office:value-type="string">
            <text:p text:style-name="P61">X</text:p>
          </table:table-cell>
          <table:table-cell table:style-name="Tabla1.E2" office:value-type="string">
            <text:p text:style-name="P62"/>
          </table:table-cell>
        </table:table-row>
        <table:table-row>
          <table:table-cell table:style-name="Tabla1.A2" office:value-type="string">
            <text:p text:style-name="P61">Otro Package</text:p>
            <text:p text:style-name="P61">Sub-Clase</text:p>
          </table:table-cell>
          <table:table-cell table:style-name="Tabla1.A2" office:value-type="string">
            <text:p text:style-name="P61">X</text:p>
          </table:table-cell>
          <table:table-cell table:style-name="Tabla1.A2" office:value-type="string">
            <text:p text:style-name="P62"/>
          </table:table-cell>
          <table:table-cell table:style-name="Tabla1.A2" office:value-type="string">
            <text:p text:style-name="P61">X</text:p>
          </table:table-cell>
          <table:table-cell table:style-name="Tabla1.E2" office:value-type="string">
            <text:p text:style-name="P62"/>
          </table:table-cell>
        </table:table-row>
        <table:table-row>
          <table:table-cell table:style-name="Tabla1.A2" office:value-type="string">
            <text:p text:style-name="P61">Otro Package</text:p>
            <text:p text:style-name="P61">Otra Clase</text:p>
          </table:table-cell>
          <table:table-cell table:style-name="Tabla1.A2" office:value-type="string">
            <text:p text:style-name="P61">X</text:p>
          </table:table-cell>
          <table:table-cell table:style-name="Tabla1.A2" office:value-type="string">
            <text:p text:style-name="P62"/>
          </table:table-cell>
          <table:table-cell table:style-name="Tabla1.A2" office:value-type="string">
            <text:p text:style-name="P62"/>
          </table:table-cell>
          <table:table-cell table:style-name="Tabla1.E2" office:value-type="string">
            <text:p text:style-name="P62"/>
          </table:table-cell>
        </table:table-row>
      </table:table>
      <text:p text:style-name="P28"/>
      <text:p text:style-name="P29"><text:span text:style-name="T2">Java tiene dos tipos de datos</text:span>:</text:p>
      <text:p text:style-name="P29"/>
      <text:list xml:id="list1013810418" text:style-name="L4">
        <text:list-item>
          <text:p text:style-name="P93"><text:span text:style-name="T1">Primitivos</text:span>: int(32), long(64), short(16), float(32), double(64), char(8), boolean(8), byte(8).</text:p>
        </text:list-item>
        <text:list-item>
          <text:p text:style-name="P93"><text:span text:style-name="T1">Referencia</text:span>: <text:span text:style-name="T7">Java no tiene PUNTEROS. <text:s/>Integer – Long – Short – Float – Double – Boolean – String. Todas pesan lo mismo una REFERENCIA A MEMORIA.</text:span></text:p>
        </text:list-item>
      </text:list>
      <text:p text:style-name="P30"/>
      <text:p text:style-name="P31">El int y el Integer ambos se pasan por copia, no referencia justo ese caso especial.</text:p>
      <text:p text:style-name="P31"/>
      <text:p text:style-name="P32">El final funciona como const, es decir no puedo modificar dentro de una función la referencia al objeto, pero sí el objeto en sí mismo.</text:p>
      <text:p text:style-name="P32">Public static void incrementar(Object e)</text:p>
      <text:p text:style-name="P32">{</text:p>
      <text:p text:style-name="P32"><text:tab/>e = new Object();</text:p>
      <text:p text:style-name="P32">}</text:p>
      <text:p text:style-name="P32"/>
      <text:p text:style-name="P32">Public static void incrementar(final Object e)</text:p>
      <text:p text:style-name="P32">{</text:p>
      <text:p text:style-name="P32"><text:tab/>e = new Object(); // NO PUEDO HACER ESTO.</text:p>
      <text:p text:style-name="P32"><text:tab/>E++; // <text:span text:style-name="T8">Me modifica el objeto.</text:span></text:p>
      <text:p text:style-name="P32">}</text:p>
      <text:p text:style-name="P32"/>
      <text:p text:style-name="P33">Java pasa los objetos por COPIA, de referencia o de valor, pero COPIA.</text:p>
      <text:p text:style-name="P33"/>
      <text:p text:style-name="P34">Siempre que se trate de objetos comparar con equals.</text:p>
      <text:p text:style-name="P34"/>
      <text:p text:style-name="P35">Object e1 = new Object();</text:p>
      <text:p text:style-name="P35">Object e2 = e1;</text:p>
      <text:p text:style-name="P35">if(e1 == e2) // Devuelve TRUE.</text:p>
      <text:p text:style-name="P35"/>
      <text:p text:style-name="P36"><text:soft-page-break/>Utilizar el equals generado</text:p>
      <text:p text:style-name="P36"/>
      <text:p text:style-name="P36">hashCode generado también a la par con equals.</text:p>
      <text:p text:style-name="P36"/>
      <text:p text:style-name="P37">Object[] objetos = new Object[5]; </text:p>
      <text:p text:style-name="P37"/>
      <text:p text:style-name="P37">Crea en el stack una referencia hacia la memoria reservada en el heap.</text:p>
      <text:p text:style-name="P37"/>
      <text:p text:style-name="P38">New Object[10] llama al constructor de ARRAYS no de OBJECT.</text:p>
      <text:p text:style-name="P38"/>
      <text:p text:style-name="P12">Foreach explicado en clase.</text:p>
      <text:p text:style-name="P12"/>
      <text:p text:style-name="P12"/>
      <text:p text:style-name="P56">Clase Punto2D – <text:span text:style-name="T9">Punto3D</text:span></text:p>
      <text:p text:style-name="P39">Interface Punto</text:p>
      <text:p text:style-name="P39"/>
      <text:p text:style-name="P39">Punto2D = Punto3D</text:p>
      <text:p text:style-name="P39">Ahora Punto2D es Punto3D</text:p>
      <text:p text:style-name="P40"/>
      <text:p text:style-name="P40">Punto(interface) P1 = New Punto2D();</text:p>
      <text:p text:style-name="P40">Punto(interface) P2 = New Punto3D();</text:p>
      <text:p text:style-name="P40">P1 = P2;</text:p>
      <text:p text:style-name="P40">P2 = P1;</text:p>
      <text:p text:style-name="P40"/>
      <text:p text:style-name="P40">SE PUEDE</text:p>
      <text:p text:style-name="P40"/>
      <text:p text:style-name="P40">Punto[] vecPuntos = new Punto [4];</text:p>
      <text:p text:style-name="P40">for(int i=0; i&lt;4; i++)</text:p>
      <text:p text:style-name="P40"><text:tab/>vecPuntos[i] = new Punto3D(1, 1, 1);</text:p>
      <text:p text:style-name="P40"/>
      <text:p text:style-name="P41">SE PUEDE</text:p>
      <text:p text:style-name="P41"/>
      <text:p text:style-name="P42">POLIMORFISMO EN JAVA.</text:p>
      <text:p text:style-name="P42"/>
      <text:p text:style-name="P43">Las clases abstractas llevan constructor.</text:p>
      <text:p text:style-name="P43"/>
      <text:p text:style-name="P44">El SUPER siempre arriba, no puede existir nada arriba de SUPER.</text:p>
      <text:p text:style-name="P44"/>
      <text:p text:style-name="P13">HACER EJERCICIO DE VEHICULO.</text:p>
      <text:p text:style-name="P13"/>
      <text:p text:style-name="P13"/>
      <text:p text:style-name="P57"><text:span text:style-name="T10">Realización</text:span> del TP1 Teórico.</text:p>
      <text:p text:style-name="P25"><text:span text:style-name="T10">Explicación</text:span> de Collection.</text:p>
      <text:p text:style-name="P45"/>
      <text:p text:style-name="P46">ArrayList muy costoso para “resizear”.</text:p>
      <text:p text:style-name="P46">LinkedList muy costoso para acceder a los elementos del “medio”.</text:p>
      <text:p text:style-name="P46"/>
      <text:p text:style-name="P46">Lo mejor es realizar List&lt;String&gt; list = new ArrayList&lt;string&gt;();</text:p>
      <text:p text:style-name="P46"/>
      <text:p text:style-name="P46">Porque puedo cambiar la implementación cuando deseo.</text:p>
      <text:p text:style-name="P46"/>
      <text:list xml:id="list3656798428" text:style-name="L5">
        <text:list-item>
          <text:p text:style-name="P94">IList</text:p>
        </text:list-item>
        <text:list-item>
          <text:p text:style-name="P95">ISet</text:p>
        </text:list-item>
        <text:list-item>
          <text:p text:style-name="P94">I<text:span text:style-name="T11">Q</text:span>ueue</text:p>
        </text:list-item>
        <text:list-item>
          <text:p text:style-name="P96">Imap</text:p>
        </text:list-item>
      </text:list>
      <text:p text:style-name="P47"/>
      <text:p text:style-name="P26">Explicación de Exceptions</text:p>
      <text:p text:style-name="P48"/>
      <text:p text:style-name="P49">Ver árbol de jerarquía de excepciones.</text:p>
      <text:p text:style-name="P48"/>
      <text:list xml:id="list3490939992" text:style-name="L6">
        <text:list-item>
          <text:p text:style-name="P97">Exception</text:p>
          <text:list>
            <text:list-item>
              <text:p text:style-name="P97">RuntimeException.</text:p>
            </text:list-item>
            <text:list-item>
              <text:p text:style-name="P97">IOException.</text:p>
            </text:list-item>
          </text:list>
        </text:list-item>
      </text:list>
      <text:p text:style-name="P50"/>
      <text:p text:style-name="P50">En RuntimeException tengo las excepciones que ocurren en tiempo de ejecución. <text:s/>Las excepciones que no son RuntimeException se deben tratar SI o SI digamos.</text:p>
      <text:p text:style-name="P50"/>
      <text:p text:style-name="P51">Try – Catch – Finally – Throw – Throws</text:p>
      <text:p text:style-name="P51"/>
      <text:p text:style-name="P14">Se trata la excepción con try – catch <text:s/>se delega para arriba con throw.</text:p>
      <text:p text:style-name="P14"/>
      <text:p text:style-name="P14"/>
      <text:p text:style-name="P55">Algoritmos de ordenamiento</text:p>
      <text:p text:style-name="P52"/>
      <table:table table:name="AlgoritmosOrdenamiento" table:style-name="AlgoritmosOrdenamiento">
        <table:table-column table:style-name="AlgoritmosOrdenamiento.A" table:number-columns-repeated="3"/>
        <table:table-column table:style-name="AlgoritmosOrdenamiento.D"/>
        <table:table-row>
          <table:table-cell table:style-name="AlgoritmosOrdenamiento.A1" office:value-type="string">
            <text:p text:style-name="P69">Nombre</text:p>
          </table:table-cell>
          <table:table-cell table:style-name="AlgoritmosOrdenamiento.A1" office:value-type="string">
            <text:p text:style-name="P69">Complejidad</text:p>
          </table:table-cell>
          <table:table-cell table:style-name="AlgoritmosOrdenamiento.A1" office:value-type="string">
            <text:p text:style-name="P69">Estable</text:p>
          </table:table-cell>
          <table:table-cell table:style-name="AlgoritmosOrdenamiento.D1" office:value-type="string">
            <text:p text:style-name="P69">Sensible</text:p>
          </table:table-cell>
        </table:table-row>
        <table:table-row>
          <table:table-cell table:style-name="AlgoritmosOrdenamiento.A2" office:value-type="string">
            <text:p text:style-name="P69">Burbuja</text:p>
          </table:table-cell>
          <table:table-cell table:style-name="AlgoritmosOrdenamiento.A2" office:value-type="string">
            <text:p text:style-name="Table_20_Contents">O(n²)</text:p>
          </table:table-cell>
          <table:table-cell table:style-name="AlgoritmosOrdenamiento.A2" office:value-type="string">
            <text:p text:style-name="P71">SI</text:p>
          </table:table-cell>
          <table:table-cell table:style-name="AlgoritmosOrdenamiento.D2" office:value-type="string">
            <text:p text:style-name="P78">SI</text:p>
          </table:table-cell>
        </table:table-row>
        <table:table-row>
          <table:table-cell table:style-name="AlgoritmosOrdenamiento.A2" office:value-type="string">
            <text:p text:style-name="P69">Selección</text:p>
          </table:table-cell>
          <table:table-cell table:style-name="AlgoritmosOrdenamiento.A2" office:value-type="string">
            <text:p text:style-name="Table_20_Contents">O(n²)</text:p>
          </table:table-cell>
          <table:table-cell table:style-name="AlgoritmosOrdenamiento.A2" office:value-type="string">
            <text:p text:style-name="P71">NO</text:p>
          </table:table-cell>
          <table:table-cell table:style-name="AlgoritmosOrdenamiento.D2" office:value-type="string">
            <text:p text:style-name="P78">NO</text:p>
          </table:table-cell>
        </table:table-row>
        <table:table-row>
          <table:table-cell table:style-name="AlgoritmosOrdenamiento.A2" office:value-type="string">
            <text:p text:style-name="P69">Inserción</text:p>
          </table:table-cell>
          <table:table-cell table:style-name="AlgoritmosOrdenamiento.A2" office:value-type="string">
            <text:p text:style-name="Table_20_Contents">O(n²)</text:p>
          </table:table-cell>
          <table:table-cell table:style-name="AlgoritmosOrdenamiento.A2" office:value-type="string">
            <text:p text:style-name="P71">SI</text:p>
          </table:table-cell>
          <table:table-cell table:style-name="AlgoritmosOrdenamiento.D2" office:value-type="string">
            <text:p text:style-name="P78">SI</text:p>
          </table:table-cell>
        </table:table-row>
        <table:table-row>
          <table:table-cell table:style-name="AlgoritmosOrdenamiento.A2" office:value-type="string">
            <text:p text:style-name="P70">Shell</text:p>
          </table:table-cell>
          <table:table-cell table:style-name="AlgoritmosOrdenamiento.A2" office:value-type="string">
            <text:p text:style-name="Table_20_Contents"><text:a xlink:type="simple" xlink:href="https://es.wikipedia.org/wiki/Cota_superior_asintótica" text:style-name="Internet_20_link" text:visited-style-name="Visited_20_Internet_20_Link"><text:span text:style-name="T15">O</text:span></text:a><text:span text:style-name="T12">(</text:span><text:span text:style-name="T13">n</text:span><text:span text:style-name="T14">1.25</text:span><text:span text:style-name="T12">) </text:span></text:p>
          </table:table-cell>
          <table:table-cell table:style-name="AlgoritmosOrdenamiento.A2" office:value-type="string">
            <text:p text:style-name="P71">NO</text:p>
          </table:table-cell>
          <table:table-cell table:style-name="AlgoritmosOrdenamiento.D2" office:value-type="string">
            <text:p text:style-name="Table_20_Contents"/>
          </table:table-cell>
        </table:table-row>
        <table:table-row>
          <table:table-cell table:style-name="AlgoritmosOrdenamiento.A2" office:value-type="string">
            <text:p text:style-name="P70">Quick</text:p>
          </table:table-cell>
          <table:table-cell table:style-name="AlgoritmosOrdenamiento.A2" office:value-type="string">
            <text:p text:style-name="P71"><text:span text:style-name="T1">Promedio</text:span>: O(n log n)</text:p>
            <text:p text:style-name="P71"><text:span text:style-name="T1">Peor</text:span>: O(n²)</text:p>
          </table:table-cell>
          <table:table-cell table:style-name="AlgoritmosOrdenamiento.A2" office:value-type="string">
            <text:p text:style-name="P71">NO</text:p>
          </table:table-cell>
          <table:table-cell table:style-name="AlgoritmosOrdenamiento.D2" office:value-type="string">
            <text:p text:style-name="P72">SI</text:p>
          </table:table-cell>
        </table:table-row>
        <table:table-row>
          <table:table-cell table:style-name="AlgoritmosOrdenamiento.A2" office:value-type="string">
            <text:p text:style-name="P70">Merge</text:p>
          </table:table-cell>
          <table:table-cell table:style-name="AlgoritmosOrdenamiento.A2" office:value-type="string">
            <text:p text:style-name="Table_20_Contents">O(n log n)</text:p>
          </table:table-cell>
          <table:table-cell table:style-name="AlgoritmosOrdenamiento.A2" office:value-type="string">
            <text:p text:style-name="P71">SI</text:p>
          </table:table-cell>
          <table:table-cell table:style-name="AlgoritmosOrdenamiento.D2" office:value-type="string">
            <text:p text:style-name="Table_20_Contents"/>
          </table:table-cell>
        </table:table-row>
      </table:table>
      <text:p text:style-name="P52"/>
      <text:list xml:id="list1907110276" text:style-name="WW8Num14">
        <text:list-item>
          <text:p text:style-name="P98">Tipos de Algoritmo</text:p>
        </text:list-item>
        <text:list-item>
          <text:p text:style-name="P101"><text:span text:style-name="T16">Algoritmo Sensible:</text:span><text:span text:style-name="T17"> Modifica su tiempo de ejecución según el tipo de entrada.</text:span></text:p>
        </text:list-item>
        <text:list-item>
          <text:p text:style-name="P101"><text:span text:style-name="T16">Algoritmo No Sensible:</text:span><text:span text:style-name="T17"> Su tiempo de ejecución es independiente al tipo de entrada.</text:span></text:p>
        </text:list-item>
        <text:list-item>
          <text:p text:style-name="P101"><text:span text:style-name="T16">Algoritmo Estable:</text:span><text:span text:style-name="T17"> Aquellos que teniendo clave repetida, mantiene su posición inicial igual a la final.</text:span></text:p>
        </text:list-item>
        <text:list-item>
          <text:p text:style-name="P102"><text:span text:style-name="T17">Algoritmo No Estable:</text:span><text:span text:style-name="T18"> Aquello que no respetan la posición inicial igual que la final teniendo claves repetidas</text:span></text:p>
        </text:list-item>
      </text:list>
      <text:p text:style-name="P103"/>
      <text:p text:style-name="P104"/>
      <text:p text:style-name="P87"><text:span text:style-name="T21">Tanto para burbuja, inserción y selección, el </text:span><text:span text:style-name="T23">caso óptimo</text:span><text:span text:style-name="T21"> es sí los elementos ya se encuentran ordenados y la complejidad computacional es de O(n).</text:span></text:p>
      <text:p text:style-name="P87"><text:span text:style-name="T21">Tanto para burbuja, inserción y selección, el </text:span><text:span text:style-name="T23">peor caso o caso desfavorable</text:span><text:span text:style-name="T21">, es sí los elementos se encuentran ordenados a la inversa, y la complejidad computacional es de O(n²)</text:span></text:p>
      <text:p text:style-name="P87"><text:span text:style-name="T22"/></text:p>
      <text:p text:style-name="P87"><text:a xlink:type="simple" xlink:href="https://www.google.com/url?sa=t&amp;rct=j&amp;q=&amp;esrc=s&amp;source=web&amp;cd=2&amp;ved=2ahUKEwifpZaj-YXeAhVGjJAKHa_WDuQQFjABegQIBxAC&amp;url=http%3A%2F%2Fnovella.mhhe.com%2Fsites%2Fdl%2Ffree%2F844814077x%2F619434%2FA06.pdf&amp;usg=AOvVaw1QmmZeZgAOfM1uoNlFu5KC" text:style-name="Internet_20_link" text:visited-style-name="Visited_20_Internet_20_Link"><text:span text:style-name="Citation">novella.mhhe.com/sites/dl/free/844814077x/619434/A06.pdf</text:span></text:a></text:p>
      <text:list xml:id="list1673016173" text:style-name="L9">
        <text:list-item>
          <text:p text:style-name="P99"><text:span text:style-name="T23">Inserción / Selección</text:span><text:span text:style-name="T21">: Para listas con pocos elementos.</text:span></text:p>
        </text:list-item>
        <text:list-item>
          <text:p text:style-name="P99"><text:span text:style-name="T23">QuickSort</text:span><text:span text:style-name="T21">: Para listas con muchos elementos.</text:span></text:p>
        </text:list-item>
        <text:list-item>
          <text:p text:style-name="P99"><text:span text:style-name="T23">MergeSort</text:span><text:span text:style-name="T21">: Para listas con muchísimos elementos.</text:span></text:p>
        </text:list-item>
        <text:list-item>
          <text:p text:style-name="P100"><text:span text:style-name="T23">ShellSort</text:span><text:span text:style-name="T21">: Suele variar mucho.</text:span></text:p>
        </text:list-item>
        <text:list-item>
          <text:p text:style-name="P100"><text:span text:style-name="T23">Burbuja</text:span><text:span text:style-name="T21">: El de peor rendimiento.</text:span></text:p>
        </text:list-item>
      </text:list>
      <text:p text:style-name="P88"><text:bookmark text:name="docs-internal-guid-f499755a-7fff-5fa2-34af-fb1e8bf27219"/>Complejidad Computacional.</text:p>
      <text:list xml:id="list3742369183" text:style-name="L7">
        <text:list-item>
          <text:p text:style-name="P106">Toda pila tiene lógica computacional O(1)</text:p>
        </text:list-item>
        <text:list-item>
          <text:p text:style-name="P106">Toda búsqueda binaria tiene lógica computacional O(Log n)</text:p>
        </text:list-item>
        <text:list-item>
          <text:p text:style-name="P106">Toda búsqueda secuencial tiene lógica computacional O(n)</text:p>
        </text:list-item>
        <text:list-item>
          <text:p text:style-name="P106">Los sort de las colecciones y arrays (quicksort) tienen lógica computacional O(n log n)</text:p>
        </text:list-item>
        <text:list-item>
          <text:p text:style-name="P106">El algoritmo shell tiene lógica computacional O(n elevado a la 3/2)</text:p>
        </text:list-item>
        <text:list-item>
          <text:p text:style-name="P106">Después los algoritmos con lógica computacional O(n elevado).</text:p>
        </text:list-item>
        <text:list-item>
          <text:p text:style-name="P106">Después los algoritmos con lógica exponencial O(2 elevado a la n).</text:p>
        </text:list-item>
        <text:list-item>
          <text:p text:style-name="P106">El peor caso son los algoritmos con lógica computacional O(n!)</text:p>
        </text:list-item>
      </text:list>
      <text:p text:style-name="Text_20_body"/>
      <text:p text:style-name="P79">Regla de la suma</text:p>
      <text:p text:style-name="P80">Cuando sumo complejidades, me quedo con la peor.</text:p>
      <text:p text:style-name="Text_20_body"/>
      <text:p text:style-name="P79">Regla de la multiplicación</text:p>
      <text:p text:style-name="P80">Cuando hay una complejidad dentro de otra, se multiplican las complejidades.</text:p>
      <text:p text:style-name="Text_20_body"/>
      <text:p text:style-name="P79">Practica de Complejidad Computacional</text:p>
      <text:p text:style-name="Text_20_body"/>
      <text:p text:style-name="P80">1)</text:p>
      <text:p text:style-name="P84"><text:span text:style-name="T19">    </text:span><text:span text:style-name="T20">a) 6+n^2 = O(n2)</text:span></text:p>
      <text:p text:style-name="P84"><text:span text:style-name="T19">    </text:span><text:span text:style-name="T20">b) 4+n+2logn = O(n)</text:span></text:p>
      <text:p text:style-name="P84"><text:span text:style-name="T19">    </text:span><text:span text:style-name="T20">c) n2 + 3*2^n = O(2^n)</text:span></text:p>
      <text:p text:style-name="P84"><text:span text:style-name="T19">    </text:span><text:span text:style-name="T20">d) </text:span></text:p>
      <text:p text:style-name="P80">2)</text:p>
      <text:p text:style-name="P84"><text:span text:style-name="T19">    </text:span><text:span text:style-name="T20">a) Falso</text:span></text:p>
      <text:p text:style-name="P84"><text:span text:style-name="T19">    </text:span><text:span text:style-name="T20">b) Falso</text:span></text:p>
      <text:p text:style-name="P84"><text:span text:style-name="T19">    </text:span><text:span text:style-name="T20">c) Falso</text:span></text:p>
      <text:p text:style-name="P84"><text:span text:style-name="T19">    </text:span><text:span text:style-name="T20">d) Verdadero</text:span></text:p>
      <text:p text:style-name="P84"><text:span text:style-name="T19">    </text:span><text:span text:style-name="T20">e) Falso</text:span></text:p>
      <text:p text:style-name="P84"><text:span text:style-name="T19">    </text:span><text:span text:style-name="T20">f) Verdadero</text:span></text:p>
      <text:p text:style-name="P84"><text:span text:style-name="T19">    </text:span><text:span text:style-name="T20">g) Verdadero</text:span></text:p>
      <text:p text:style-name="Text_20_body"/>
      <text:p text:style-name="P80">3)</text:p>
      <text:p text:style-name="P84"><text:span text:style-name="T19">    </text:span><text:span text:style-name="T20">a) O(a² Log2a)</text:span></text:p>
      <text:p text:style-name="P84"><text:span text:style-name="T19">    </text:span><text:span text:style-name="T20">b) O(n²)</text:span></text:p>
      <text:p text:style-name="P80"><text:line-break/>Problemas 14, 15, 16, 17 son los que entran siempre en el parcial.</text:p>
      <text:p text:style-name="P85">14)</text:p>
      <text:p text:style-name="P84"><text:span text:style-name="T19">    </text:span><text:span text:style-name="T20">a)</text:span><text:span text:style-name="T19">    </text:span><text:span text:style-name="T20">10 = C (10000)²</text:span></text:p>
      <text:p text:style-name="P84"><text:span text:style-name="T19">        </text:span><text:span text:style-name="T20">C = 10^-7</text:span></text:p>
      <text:p text:style-name="P83">    </text:p>
      <text:p text:style-name="P84"><text:span text:style-name="T19">        </text:span><text:span text:style-name="T20">30 = 10^-7 *N²</text:span></text:p>
      <text:p text:style-name="Text_20_body"/>
      <text:p text:style-name="P84"><text:span text:style-name="T19">        </text:span><text:span text:style-name="T20">N = (30 – 10^-7)^1/2</text:span></text:p>
      <text:p text:style-name="P83">    </text:p>
      <text:p text:style-name="P84"><text:span text:style-name="T19">    </text:span><text:span text:style-name="T20">b)</text:span><text:span text:style-name="T19">    </text:span><text:span text:style-name="T20">T = 10^-7(30000)²</text:span></text:p>
      <text:p text:style-name="P84"><text:span text:style-name="T19">        </text:span><text:span text:style-name="T20">T = 90</text:span></text:p>
      <text:p text:style-name="Text_20_body"/>
      <text:p text:style-name="P84"><text:span text:style-name="T19">    </text:span><text:span text:style-name="T20">c)</text:span><text:span text:style-name="T19">    </text:span><text:span text:style-name="T20">T = (10^-7) / 3 * (30000)²</text:span></text:p>
      <text:p text:style-name="P84"><text:span text:style-name="T19">        </text:span><text:span text:style-name="T20">T= 30</text:span></text:p>
      <text:p text:style-name="Text_20_body"/>
      <text:p text:style-name="P80">15) 20 = C * (2000)²</text:p>
      <text:p text:style-name="P84"><text:span text:style-name="T19">    </text:span><text:span text:style-name="T20">C = ¼ * 10^-5</text:span></text:p>
      <text:p text:style-name="Text_20_body"/>
      <text:p text:style-name="P84"><text:span text:style-name="T19">    </text:span><text:span text:style-name="T20">T =  ¼ * 10^-5 * (5000)²</text:span></text:p>
      <text:p text:style-name="P84"><text:span text:style-name="T19">    </text:span><text:span text:style-name="T20">T = 62,5</text:span></text:p>
      <text:p text:style-name="Text_20_body"/>
      <text:p text:style-name="P84"><text:span text:style-name="T19">    </text:span><text:span text:style-name="T20">40 =  ¼ * 10^-5* (N)²</text:span></text:p>
      <text:p text:style-name="P84"><text:span text:style-name="T19">    </text:span><text:span text:style-name="T20">N = 4000</text:span></text:p>
      <text:p text:style-name="P83">    </text:p>
      <text:p text:style-name="P80">19) T1 = C1 * N1²</text:p>
      <text:p text:style-name="P84"><text:span text:style-name="T19">    </text:span><text:span text:style-name="T20">2T1 = C2 *2N1^2</text:span></text:p>
      <text:p text:style-name="P83">    </text:p>
      <text:p text:style-name="P84"><text:span text:style-name="T19">    </text:span><text:span text:style-name="T20">2C1 = 4C2</text:span></text:p>
      <text:p text:style-name="P84"><text:span text:style-name="T19">    </text:span><text:span text:style-name="T20">C2 = C1/2</text:span></text:p>
      <text:p text:style-name="Text_20_body"/>
      <text:p text:style-name="P80">20) 2T1 = C * N * Log N</text:p>
      <text:p text:style-name="P80"/>
      <text:p text:style-name="P86">Algoritmos de ordenamiento avanzados.</text:p>
      <text:p text:style-name="P81">Shell (O3/2)</text:p>
      <text:p text:style-name="P80">5 8 2 1 6 7 9 3 4 3 2 1</text:p>
      <text:p text:style-name="P80">2 5 7</text:p>
      <text:p text:style-name="P80">1 8 9</text:p>
      <text:p text:style-name="P80">2 8</text:p>
      <text:p text:style-name="P80">1 3</text:p>
      <text:p text:style-name="P80">4 5</text:p>
      <text:p text:style-name="P80">6</text:p>
      <text:p text:style-name="P80">2 1 2 1 3 5 8 3 4 6 7 9</text:p>
      <text:p text:style-name="P80">2 2 3 4 7 8</text:p>
      <text:p text:style-name="P80">1 1 3 5 6 9</text:p>
      <text:p text:style-name="P80">2 1 2 1 3 3 4 5 7 6 8 9</text:p>
      <text:p text:style-name="P80">1 2 2</text:p>
      <text:p text:style-name="P80">1 1 2 2 3 3 4 5 7</text:p>
      <text:p text:style-name="P80">1 1 2 2 3 3 4 5 5 6 7 8 9</text:p>
      <text:p text:style-name="P80">Algoritmos que trabajan con vectores k_ordenados</text:p>
      <text:p text:style-name="P80">2_ordenado</text:p>
      <text:p text:style-name="P80">Los elementos que distan dos están ordenados.</text:p>
      <text:p text:style-name="P80">20 7 24 35 48 46</text:p>
      <text:p text:style-name="P80">La idea es empezar con un K grande y empezar a ordenar por inserción.</text:p>
      <text:p text:style-name="P80">Ki = ki-1</text:p>
      <text:p text:style-name="P80">* 3 +1</text:p>
      <text:p text:style-name="P80">Ki = 1, 14, 13, 40 ...</text:p>
      <text:p text:style-name="P80">Ver video para entender.</text:p>
      <text:p text:style-name="P81">Quicksort (NLogN)</text:p>
      <text:p text:style-name="P80">Sí un elemento tiene para el lado de las posiciones mas bajas del vector, elementos menores a el y para el</text:p>
      <text:p text:style-name="P80">lado de las posiciones mas altas del vector, elementos mayores a el, se lo toma como pivote al numero y</text:p>
      <text:p text:style-name="P80">se repite lo siguiente en forma recursiva.</text:p>
      <text:p text:style-name="P80">2 6 5 3 8 7 1 0</text:p>
      <text:p text:style-name="P80">2 6 5 0 8 7 1 3</text:p>
      <text:p text:style-name="P80">2 1 5 0 8 7 6 3</text:p>
      <text:p text:style-name="P80">2 1 0 3 8 7 6 5</text:p>
      <text:p text:style-name="P80">8 7 6 5</text:p>
      <text:p text:style-name="P80">8 5 6 7</text:p>
      <text:p text:style-name="P80">6 5 8 7</text:p>
      <text:p text:style-name="P80">6 5 7 8</text:p>
      <text:p text:style-name="P80">Del elemento pivote elegido lo intercambio con el de la ultima posición (SIEMPRE AL PRINCIPIO)</text:p>
      <text:p text:style-name="P80"/>
      <text:p text:style-name="P80"/>
      <text:p text:style-name="P81"><text:soft-page-break/>Fusión – Merge Sort (NLogN)</text:p>
      <text:p text:style-name="P80">2 8 5 3 9 4 1 7</text:p>
      <text:p text:style-name="P80">2 8 5 3 9 4 1 7</text:p>
      <text:p text:style-name="P80">2 8 5 3 9 4 1 7</text:p>
      <text:p text:style-name="P80">2 8 5 3 9 4 1 7</text:p>
      <text:p text:style-name="P80">2 8 3 5 4 9 1 7</text:p>
      <text:p text:style-name="P80">2 3 5 8 1 4 7 9</text:p>
      <text:p text:style-name="P80">1 2 3 4 5 6 7 8 9</text:p>
      <text:p text:style-name="P80">Cuenta de distribución particular (N)</text:p>
      <text:p text:style-name="P80">13 10 12 14 11</text:p>
      <text:p text:style-name="P80">Claves no duplicadas</text:p>
      <text:p text:style-name="P80">Claves consecutivas entre n y k.</text:p>
      <text:p text:style-name="P80">10 11 12 13 14 (obvio jaja)</text:p>
      <text:p text:style-name="P80">Cuenta de distribución general (KN)</text:p>
      <text:p text:style-name="P80">Pocas claves consecutivas repetidas muchas veces.</text:p>
      <text:p text:style-name="P80">B A B B C A C A</text:p>
      <text:p text:style-name="P80">A B C</text:p>
      <text:p text:style-name="P80">3 3 2</text:p>
      <text:p text:style-name="P80">A B C</text:p>
      <text:p text:style-name="P80">3 6 8</text:p>
      <text:p text:style-name="P80">A – 1 = 2</text:p>
      <text:p text:style-name="P80">- - A - - - - -</text:p>
      <text:p text:style-name="P80">C – 1 = 7</text:p>
      <text:p text:style-name="P80">- - A - - - - C</text:p>
      <text:p text:style-name="P81">Montículo TDA</text:p>
      <text:p text:style-name="P80">• Árbol Binario Casi Completo</text:p>
      <text:p text:style-name="P80">• Las hojas se llenan de izquierda a derecha</text:p>
      <text:p text:style-name="P80">• Si estamos en un montículo de máximo el padre tiene que ser mayor que los hijos.</text:p>
      <text:p text:style-name="P80">• Si estamos en un montículo de mínimo el padre tiene que ser menor que los hijos.</text:p>
      <text:p text:style-name="P80"/>
      <text:p text:style-name="P80">La implementación es en un vector.</text:p>
      <text:p text:style-name="P80">El elemento 0 no se usa.</text:p>
      <text:p text:style-name="P80">En la raíz esta el elemento mas grande o mas chico.</text:p>
      <text:p text:style-name="P80">0 59 27 45 20 3 15</text:p>
      <text:p text:style-name="P80">HI = i * 2</text:p>
      <text:p text:style-name="P80">HD = i * 2 + 1</text:p>
      <text:p text:style-name="P80">Padre = i / 2</text:p>
      <text:p text:style-name="P80">Cuando quiero sacar un elemento, el único elemento que puedo sacar es el elemento de la raíz.</text:p>
      <text:p text:style-name="P80">Es una estructura de datos que me permite tener los datos ordenados.</text:p>
      <text:p text:style-name="P80">Cada vez que agrego un elemento tengo que preguntar si cumple la condición del montículo.</text:p>
      <text:p text:style-name="P80">Cuando quiero hacer una cola de prioridad lo puedo implementar sobre un montículo.</text:p>
      <text:p text:style-name="P80">Cada vez que saco un elemento (de la raíz), tomo el ultimo elemento agregado lo asigno como raíz y</text:p>
      <text:p text:style-name="P80">empiezo a preguntar.</text:p>
      <text:p text:style-name="P82"><text:soft-page-break/>Programación Dinámica</text:p>
      <text:p text:style-name="P80">Se puede aplicar programación dinámica cuando la solución es recursiva.</text:p>
      <text:p text:style-name="P80">• Ver la recursividad de abajo hacia arriba, guardo todo lo que aparece.</text:p>
      <text:p text:style-name="P80">• Ver la recursividad de arriba hacia abajo, si tengo el número lo uso sino lo calculo.</text:p>
      <text:p text:style-name="P80">Algoritmo greedy, es un algoritmo que en cada iteración busca la mejor solu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erif1" svg:font-family="'Liberation Serif'"/>
    <style:font-face style:name="Lohit Devanagari1" svg:font-family="'Lohit Devanagari'"/>
    <style:font-face style:name="Courier New" svg:font-family="'Courier New'" style:font-family-generic="modern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fo:color="#ff0066" style:font-name="Symbol" fo:font-family="Symbol" style:font-family-generic="roman" style:font-pitch="variable" style:font-charset="x-symbol" fo:font-size="13pt" fo:language="es" fo:country="ES" style:font-size-asian="13pt" style:font-name-complex="Symbol" style:font-family-complex="Symbol" style:font-family-generic-complex="roman" style:font-pitch-complex="variable" style:font-charset-complex="x-symbol" style:font-size-complex="13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cc99ff" style:font-name="Wingdings" fo:font-family="Wingdings" style:font-pitch="variable" style:font-charset="x-symbol" fo:font-size="11pt" fo:font-style="normal" fo:font-weight="normal" style:font-size-asian="11pt" style:font-style-asian="normal" style:font-weight-asian="normal" style:font-name-complex="Wingdings" style:font-family-complex="Wingdings" style:font-pitch-complex="variable" style:font-charset-complex="x-symbol" style:font-size-complex="11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fo:color="#ff0066" style:font-name="Symbol" fo:font-family="Symbol" style:font-family-generic="roman" style:font-pitch="variable" style:font-charset="x-symbol" fo:font-size="13pt" fo:language="es" fo:country="ES" style:font-size-asian="13pt" style:font-name-complex="Symbol" style:font-family-complex="Symbol" style:font-family-generic-complex="roman" style:font-pitch-complex="variable" style:font-charset-complex="x-symbol" style:font-size-complex="13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ff0066" style:font-name="Symbol" fo:font-family="Symbol" style:font-family-generic="roman" style:font-pitch="variable" style:font-charset="x-symbol" fo:font-size="13pt" fo:language="es" fo:country="ES" style:font-size-asian="13pt" style:font-name-complex="Symbol" style:font-family-complex="Symbol" style:font-family-generic-complex="roman" style:font-pitch-complex="variable" style:font-charset-complex="x-symbol" style:font-size-complex="13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20:31:40.114874529</meta:creation-date>
    <dc:date>2018-10-14T09:44:38.529035274</dc:date>
    <meta:editing-duration>PT1H39S</meta:editing-duration>
    <meta:editing-cycles>20</meta:editing-cycles>
    <meta:generator>LibreOffice/6.0.6.2$Linux_X86_64 LibreOffice_project/00m0$Build-2</meta:generator>
    <meta:print-date>2018-10-14T09:43:43.666128102</meta:print-date>
    <meta:document-statistic meta:table-count="3" meta:image-count="0" meta:object-count="0" meta:page-count="12" meta:paragraph-count="322" meta:word-count="1832" meta:character-count="9519" meta:non-whitespace-character-count="7870"/>
  </office:meta>
</office:document-meta>
</file>